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48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8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2.0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996cm" loext:decorative="false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loext:decorative="false"/>
    </style:style>
    <style:style style:name="gr7" style:family="graphic" style:parent-style-name="standard">
      <style:graphic-properties draw:stroke="dash" draw:stroke-dash="Dashed_20__28_var_29_" svg:stroke-width="0.102cm" draw:marker-start="Circle" draw:marker-start-width="0.457cm" draw:marker-end="Arrow" draw:marker-end-width="0.457cm" draw:textarea-horizontal-align="center" draw:textarea-vertical-align="middle" fo:padding-top="0.176cm" fo:padding-bottom="0.176cm" fo:padding-left="0.301cm" fo:padding-right="0.301cm" loext:decorative="false"/>
    </style:style>
    <style:style style:name="gr8" style:family="graphic" style:parent-style-name="standard">
      <style:graphic-properties draw:fill-color="#ffffff" draw:textarea-horizontal-align="center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0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4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4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3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46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52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6.973cm" loext:decorative="false"/>
      <style:paragraph-properties style:writing-mode="lr-tb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1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277cm" loext:decorative="false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7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8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0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fo:text-align="center"/>
      <style:text-properties style:font-name="Helvetica" fo:font-size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Helvetica" fo:font-size="1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4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.505cm" svg:height="1.525cm" svg:x="0.61cm" svg:y="0.305cm">
          <text:p/>
        </draw:rect>
        <draw:frame draw:style-name="gr2" draw:text-style-name="P3" draw:layer="layout" svg:width="4.983cm" svg:height="0.835cm" svg:x="5.308cm" svg:y="0.69cm">
          <draw:text-box>
            <text:p text:style-name="P2"><text:span text:style-name="T1">remote application sender</text:span></text:p>
          </draw:text-box>
        </draw:frame>
        <draw:rect draw:style-name="gr1" draw:text-style-name="P1" draw:layer="layout" svg:width="12.505cm" svg:height="1.22cm" svg:x="0.61cm" svg:y="18.3cm">
          <text:p/>
        </draw:rect>
        <draw:frame draw:style-name="gr3" draw:text-style-name="P3" draw:layer="layout" svg:width="5.286cm" svg:height="0.835cm" svg:x="4.835cm" svg:y="18.483cm">
          <draw:text-box>
            <text:p text:style-name="P2"><text:span text:style-name="T1">remote application receiver </text:span></text:p>
          </draw:text-box>
        </draw:frame>
        <draw:rect draw:style-name="gr1" draw:text-style-name="P1" draw:layer="layout" svg:width="12.505cm" svg:height="1.525cm" svg:x="0.61cm" svg:y="15.555cm">
          <text:p/>
        </draw:rect>
        <draw:frame draw:style-name="gr4" draw:text-style-name="P3" draw:layer="layout" svg:width="2.559cm" svg:height="1.392cm" svg:x="10.356cm" svg:y="15.688cm">
          <draw:text-box>
            <text:p text:style-name="P2"><text:span text:style-name="T1">surrogate_s</text:span></text:p>
          </draw:text-box>
        </draw:frame>
        <draw:rect draw:style-name="gr1" draw:text-style-name="P1" draw:layer="layout" svg:width="12.505cm" svg:height="1.525cm" svg:x="0.61cm" svg:y="7.32cm">
          <text:p/>
        </draw:rect>
        <draw:frame draw:style-name="gr5" draw:text-style-name="P3" draw:layer="layout" svg:width="2.496cm" svg:height="0.835cm" svg:x="5.795cm" svg:y="7.62cm">
          <draw:text-box>
            <text:p text:style-name="P2"><text:span text:style-name="T1">surrogate_r</text:span></text:p>
          </draw:text-box>
        </draw:frame>
        <draw:rect draw:style-name="gr1" draw:text-style-name="P1" draw:layer="layout" svg:width="3.355cm" svg:height="1.525cm" svg:x="9.585cm" svg:y="3.66cm">
          <text:p/>
        </draw:rect>
        <draw:rect draw:style-name="gr1" draw:text-style-name="P1" draw:layer="layout" svg:width="3.355cm" svg:height="1.525cm" svg:x="9.76cm" svg:y="11.59cm">
          <text:p/>
        </draw:rect>
        <draw:line draw:style-name="gr6" draw:text-style-name="P4" draw:layer="layout" svg:x1="1.22cm" svg:y1="1.83cm" svg:x2="1.22cm" svg:y2="7.32cm">
          <text:p/>
        </draw:line>
        <draw:line draw:style-name="gr6" draw:text-style-name="P4" draw:layer="layout" svg:x1="11.285cm" svg:y1="1.83cm" svg:x2="11.285cm" svg:y2="3.66cm">
          <text:p/>
        </draw:line>
        <draw:line draw:style-name="gr6" draw:text-style-name="P4" draw:layer="layout" svg:x1="1.22cm" svg:y1="8.845cm" svg:x2="1.22cm" svg:y2="15.555cm">
          <text:p/>
        </draw:line>
        <draw:line draw:style-name="gr6" draw:text-style-name="P4" draw:layer="layout" svg:x1="1.22cm" svg:y1="17.08cm" svg:x2="1.22cm" svg:y2="18.3cm">
          <text:p/>
        </draw:line>
        <draw:line draw:style-name="gr7" draw:text-style-name="P4" draw:layer="layout" svg:x1="11.59cm" svg:y1="13.115cm" svg:x2="11.59cm" svg:y2="15.553cm">
          <text:p/>
        </draw:line>
        <draw:line draw:style-name="gr7" draw:text-style-name="P4" draw:layer="layout" svg:x1="11.315cm" svg:y1="5.185cm" svg:x2="11.315cm" svg:y2="7.32cm">
          <text:p/>
        </draw:line>
        <draw:rect draw:style-name="gr8" draw:text-style-name="P6" draw:layer="layout" svg:width="0.635cm" svg:height="0.61cm" svg:x="0.89cm" svg:y="1.22cm">
          <text:p text:style-name="P5"><text:span text:style-name="T2">S</text:span></text:p>
        </draw:rect>
        <draw:rect draw:style-name="gr8" draw:text-style-name="P6" draw:layer="layout" svg:width="0.635cm" svg:height="0.61cm" svg:x="4.243cm" svg:y="1.22cm">
          <text:p text:style-name="P5"><text:span text:style-name="T2">S</text:span></text:p>
        </draw:rect>
        <draw:rect draw:style-name="gr8" draw:text-style-name="P6" draw:layer="layout" svg:width="0.635cm" svg:height="0.61cm" svg:x="10.955cm" svg:y="1.22cm">
          <text:p text:style-name="P5"><text:span text:style-name="T2">S</text:span></text:p>
        </draw:rect>
        <draw:rect draw:style-name="gr8" draw:text-style-name="P6" draw:layer="layout" svg:width="0.635cm" svg:height="0.61cm" svg:x="4.245cm" svg:y="7.32cm">
          <text:p text:style-name="P5"><text:span text:style-name="T2">RY</text:span></text:p>
        </draw:rect>
        <draw:frame draw:style-name="gr9" draw:text-style-name="P7" draw:layer="layout" svg:width="2.907cm" svg:height="1.826cm" svg:x="1.12cm" svg:y="11.084cm">
          <draw:text-box>
            <text:p text:style-name="P2"><text:span text:style-name="T3">messages from</text:span></text:p>
            <text:p text:style-name="P2"><text:span text:style-name="T3">and replies to</text:span></text:p>
            <text:p text:style-name="P2"><text:span text:style-name="T3">remote sender</text:span></text:p>
          </draw:text-box>
        </draw:frame>
        <draw:frame draw:style-name="gr10" draw:text-style-name="P7" draw:layer="layout" svg:width="2.983cm" svg:height="1.301cm" svg:x="4.441cm" svg:y="13.584cm">
          <draw:text-box>
            <text:p text:style-name="P2"><text:span text:style-name="T3">remote name </text:span></text:p>
            <text:p text:style-name="P2"><text:span text:style-name="T3">locate response</text:span></text:p>
          </draw:text-box>
        </draw:frame>
        <draw:frame draw:style-name="gr11" draw:text-style-name="P7" draw:layer="layout" svg:width="1.09cm" svg:height="0.776cm" svg:x="11.59cm" svg:y="13.864cm">
          <draw:text-box>
            <text:p text:style-name="P2"><text:span text:style-name="T3">fork</text:span></text:p>
          </draw:text-box>
        </draw:frame>
        <draw:frame draw:style-name="gr11" draw:text-style-name="P7" draw:layer="layout" svg:width="1.09cm" svg:height="0.776cm" svg:x="10.215cm" svg:y="5.695cm">
          <draw:text-box>
            <text:p text:style-name="P2"><text:span text:style-name="T3">fork</text:span></text:p>
          </draw:text-box>
        </draw:frame>
        <draw:frame draw:style-name="gr12" draw:text-style-name="P3" draw:layer="layout" svg:width="2.645cm" svg:height="0.835cm" svg:x="9.985cm" svg:y="4.27cm">
          <draw:text-box>
            <text:p text:style-name="P2"><text:span text:style-name="T1">surrogate_R</text:span></text:p>
          </draw:text-box>
        </draw:frame>
        <draw:frame draw:style-name="gr13" draw:text-style-name="P3" draw:layer="layout" svg:width="2.623cm" svg:height="0.835cm" svg:x="10.065cm" svg:y="12.2cm">
          <draw:text-box>
            <text:p text:style-name="P2"><text:span text:style-name="T1">surrogate_S</text:span></text:p>
          </draw:text-box>
        </draw:frame>
        <draw:frame draw:style-name="gr14" draw:text-style-name="P7" draw:layer="layout" svg:width="2.865cm" svg:height="1.301cm" svg:x="8.501cm" svg:y="2.054cm">
          <draw:text-box>
            <text:p text:style-name="P2"><text:span text:style-name="T3"><text:s text:c="2"/></text:span><text:span text:style-name="T3">remote name </text:span></text:p>
            <text:p text:style-name="P2"><text:span text:style-name="T3">locate protocol</text:span></text:p>
          </draw:text-box>
        </draw:frame>
        <draw:frame draw:style-name="gr15" draw:text-style-name="P7" draw:layer="layout" svg:width="2.963cm" svg:height="1.301cm" svg:x="4.675cm" svg:y="2.154cm">
          <draw:text-box>
            <text:p text:style-name="P2"><text:span text:style-name="T3">remote name</text:span></text:p>
            <text:p text:style-name="P2"><text:span text:style-name="T3">locate message</text:span></text:p>
          </draw:text-box>
        </draw:frame>
        <draw:frame draw:style-name="gr16" draw:text-style-name="P7" draw:layer="layout" svg:width="3.021cm" svg:height="1.826cm" svg:x="1.219cm" svg:y="3.976cm">
          <draw:text-box>
            <text:p text:style-name="P2"><text:span text:style-name="T3">replies from and</text:span></text:p>
            <text:p text:style-name="P2"><text:span text:style-name="T3">messages to</text:span></text:p>
            <text:p text:style-name="P2"><text:span text:style-name="T3">remote receiver</text:span></text:p>
          </draw:text-box>
        </draw:frame>
        <draw:rect draw:style-name="gr8" draw:text-style-name="P6" draw:layer="layout" svg:width="0.635cm" svg:height="0.61cm" svg:x="0.915cm" svg:y="16.47cm">
          <text:p text:style-name="P5"><text:span text:style-name="T2">S</text:span></text:p>
        </draw:rect>
        <draw:frame draw:style-name="gr17" draw:text-style-name="P7" draw:layer="layout" svg:width="7.473cm" svg:height="0.776cm" svg:x="1.202cm" svg:y="17.385cm">
          <draw:text-box>
            <text:p text:style-name="P2"><text:span text:style-name="T3">messages from and replies to remote sender</text:span></text:p>
          </draw:text-box>
        </draw:frame>
        <draw:line draw:style-name="gr18" draw:text-style-name="P4" draw:layer="layout" svg:x1="10.37cm" svg:y1="8.845cm" svg:x2="10.37cm" svg:y2="11.59cm">
          <text:p/>
        </draw:line>
        <draw:line draw:style-name="gr18" draw:text-style-name="P4" draw:layer="layout" svg:x1="4.575cm" svg:y1="15.555cm" svg:x2="4.575cm" svg:y2="8.845cm">
          <text:p/>
        </draw:line>
        <draw:frame draw:style-name="gr19" draw:text-style-name="P7" draw:layer="layout" svg:width="2.67cm" svg:height="1.301cm" svg:x="10.25cm" svg:y="8.774cm">
          <draw:text-box>
            <text:p text:style-name="P2"><text:span text:style-name="T3">remote name </text:span></text:p>
            <text:p text:style-name="P2"><text:span text:style-name="T3">locate query</text:span></text:p>
          </draw:text-box>
        </draw:frame>
        <draw:frame draw:style-name="gr20" draw:text-style-name="P8" draw:layer="layout" svg:width="0.777cm" svg:height="1cm" svg:x="11.123cm" svg:y="2.259cm">
          <draw:text-box>
            <text:p text:style-name="P2"><text:span text:style-name="T4">1</text:span></text:p>
          </draw:text-box>
        </draw:frame>
        <draw:line draw:style-name="gr21" draw:text-style-name="P4" draw:layer="layout" svg:x1="0cm" svg:y1="10.475cm" svg:x2="13.716cm" svg:y2="10.475cm">
          <text:p/>
        </draw:line>
        <draw:frame draw:style-name="gr22" draw:text-style-name="P9" draw:layer="layout" svg:width="2.337cm" svg:height="1.195cm" svg:x="5.9cm" svg:y="9.15cm">
          <draw:text-box>
            <text:p text:style-name="P2">Host 1</text:p>
          </draw:text-box>
        </draw:frame>
        <draw:frame draw:style-name="gr22" draw:text-style-name="P9" draw:layer="layout" svg:width="2.337cm" svg:height="1.195cm" svg:x="5.895cm" svg:y="10.505cm">
          <draw:text-box>
            <text:p text:style-name="P2">Host 2</text:p>
          </draw:text-box>
        </draw:frame>
        <draw:frame draw:style-name="gr20" draw:text-style-name="P8" draw:layer="layout" svg:width="0.777cm" svg:height="1cm" svg:x="4.575cm" svg:y="5.29cm">
          <draw:text-box>
            <text:p text:style-name="P2"><text:span text:style-name="T4">2</text:span></text:p>
          </draw:text-box>
        </draw:frame>
        <draw:frame draw:style-name="gr20" draw:text-style-name="P8" draw:layer="layout" svg:width="0.777cm" svg:height="1cm" svg:x="9.755cm" svg:y="9.069cm">
          <draw:text-box>
            <text:p text:style-name="P2"><text:span text:style-name="T4">3</text:span></text:p>
          </draw:text-box>
        </draw:frame>
        <draw:frame draw:style-name="gr20" draw:text-style-name="P8" draw:layer="layout" svg:width="0.777cm" svg:height="1cm" svg:x="4.413cm" svg:y="12.395cm">
          <draw:text-box>
            <text:p text:style-name="P2"><text:span text:style-name="T4">4</text:span></text:p>
          </draw:text-box>
        </draw:frame>
        <draw:rect draw:style-name="gr8" draw:text-style-name="P6" draw:layer="layout" svg:width="0.635cm" svg:height="0.61cm" svg:x="10.98cm" svg:y="3.66cm">
          <text:p text:style-name="P5"><text:span text:style-name="T2">RY</text:span></text:p>
        </draw:rect>
        <draw:g draw:style-name="gr23">
          <draw:custom-shape draw:style-name="gr24" draw:text-style-name="P1" draw:layer="layout" svg:width="0.915cm" svg:height="0.61cm" svg:x="9.89cm" svg:y="8.233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5" draw:text-style-name="P10" draw:layer="layout" svg:width="0.786cm" svg:height="0.882cm" svg:x="10.019cm" svg:y="8.133cm">
            <draw:text-box>
              <text:p text:style-name="P2"><text:span text:style-name="T5">S</text:span></text:p>
            </draw:text-box>
          </draw:frame>
        </draw:g>
        <draw:g draw:style-name="gr23">
          <draw:custom-shape draw:style-name="gr24" draw:text-style-name="P1" draw:layer="layout" svg:width="0.915cm" svg:height="0.61cm" draw:transform="rotate (-3.14159265358979) translate (10.863cm 12.207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10" draw:layer="layout" svg:width="0.808cm" svg:height="0.882cm" svg:x="10.022cm" svg:y="11.419cm">
            <draw:text-box>
              <text:p text:style-name="P2"><text:span text:style-name="T5">R</text:span></text:p>
            </draw:text-box>
          </draw:frame>
        </draw:g>
        <draw:g draw:style-name="gr23">
          <draw:custom-shape draw:style-name="gr24" draw:text-style-name="P1" draw:layer="layout" svg:width="0.915cm" svg:height="0.61cm" draw:transform="rotate (-3.14159265358979) translate (4.98cm 16.177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5" draw:text-style-name="P10" draw:layer="layout" svg:width="0.786cm" svg:height="0.882cm" svg:x="4.17cm" svg:y="15.385cm">
            <draw:text-box>
              <text:p text:style-name="P2"><text:span text:style-name="T5">S</text:span></text:p>
            </draw:text-box>
          </draw:frame>
        </draw:g>
        <draw:line draw:style-name="gr18" draw:text-style-name="P4" draw:layer="layout" svg:x1="4.775cm" svg:y1="1.83cm" svg:x2="4.775cm" svg:y2="7.32cm">
          <text:p/>
        </draw:line>
        <draw:line draw:style-name="gr18" draw:text-style-name="P4" draw:layer="layout" svg:x1="4.37cm" svg:y1="7.32cm" svg:x2="4.37cm" svg:y2="1.83cm">
          <text:p/>
        </draw:line>
        <draw:frame draw:style-name="gr20" draw:text-style-name="P8" draw:layer="layout" svg:width="0.777cm" svg:height="1cm" svg:x="3.793cm" svg:y="5.919cm">
          <draw:text-box>
            <text:p text:style-name="P2"><text:span text:style-name="T4">5</text:span></text:p>
          </draw:text-box>
        </draw:frame>
        <draw:g draw:style-name="gr23">
          <draw:custom-shape draw:style-name="gr24" draw:text-style-name="P1" draw:layer="layout" svg:width="0.915cm" svg:height="0.61cm" svg:x="0.791cm" svg:y="8.233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5" draw:text-style-name="P10" draw:layer="layout" svg:width="0.786cm" svg:height="0.882cm" svg:x="0.92cm" svg:y="8.133cm">
            <draw:text-box>
              <text:p text:style-name="P2"><text:span text:style-name="T5">S</text:span></text:p>
            </draw:text-box>
          </draw:frame>
        </draw:g>
        <draw:g draw:style-name="gr23">
          <draw:custom-shape draw:style-name="gr24" draw:text-style-name="P1" draw:layer="layout" svg:width="0.915cm" svg:height="0.61cm" draw:transform="rotate (-3.14159265358979) translate (1.675cm 16.158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7" draw:text-style-name="P10" draw:layer="layout" svg:width="1.09cm" svg:height="0.882cm" svg:x="0.734cm" svg:y="15.37cm">
            <draw:text-box>
              <text:p text:style-name="P2"><text:span text:style-name="T5">RY</text:span></text:p>
            </draw:text-box>
          </draw:frame>
        </draw:g>
        <draw:g draw:style-name="gr23">
          <draw:custom-shape draw:style-name="gr24" draw:text-style-name="P1" draw:layer="layout" svg:width="0.915cm" svg:height="0.61cm" svg:x="4.17cm" svg:y="8.24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10" draw:layer="layout" svg:width="0.808cm" svg:height="0.882cm" svg:x="4.241cm" svg:y="8.146cm">
            <draw:text-box>
              <text:p text:style-name="P2"><text:span text:style-name="T5">R</text:span></text:p>
            </draw:text-box>
          </draw:frame>
        </draw:g>
        <draw:rect draw:style-name="gr8" draw:text-style-name="P6" draw:layer="layout" svg:width="0.635cm" svg:height="0.61cm" svg:x="0.915cm" svg:y="18.3cm">
          <text:p text:style-name="P5"><text:span text:style-name="T2">RY</text:span></text:p>
        </draw:rect>
        <draw:rect draw:style-name="gr8" draw:text-style-name="P6" draw:layer="layout" svg:width="0.635cm" svg:height="0.61cm" svg:x="0.946cm" svg:y="7.32cm">
          <text:p text:style-name="P5"><text:span text:style-name="T2">RY</text:span></text:p>
        </draw:rect>
        <draw:frame draw:style-name="gr20" draw:text-style-name="P8" draw:layer="layout" svg:width="0.777cm" svg:height="1cm" svg:x="0.64cm" svg:y="4.215cm">
          <draw:text-box>
            <text:p text:style-name="P2"><text:span text:style-name="T4">6</text:span></text:p>
          </draw:text-box>
        </draw:frame>
        <draw:frame draw:style-name="gr20" draw:text-style-name="P8" draw:layer="layout" svg:width="0.777cm" svg:height="1cm" svg:x="0.648cm" svg:y="12.505cm">
          <draw:text-box>
            <text:p text:style-name="P2"><text:span text:style-name="T4">7</text:span></text:p>
          </draw:text-box>
        </draw:frame>
        <draw:frame draw:style-name="gr20" draw:text-style-name="P8" draw:layer="layout" svg:width="0.777cm" svg:height="1cm" svg:x="0.443cm" svg:y="17.204cm">
          <draw:text-box>
            <text:p text:style-name="P2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Nimbus Sans 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16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07-09-26T14:22:16</meta:creation-date>
    <dc:date>2025-01-21T14:39:01.228718316</dc:date>
    <dc:language>en-US</dc:language>
    <meta:editing-cycles>61</meta:editing-cycles>
    <meta:editing-duration>PT14M18S</meta:editing-duration>
    <meta:print-date>2025-01-21T14:36:57.112140555</meta:print-date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